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185cm" fo:padding-bottom="0.185cm" fo:padding-left="0.31cm" fo:padding-right="0.31cm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1.997cm" svg:x="1cm" svg:y="7.875cm" presentation:class="title" presentation:user-transformed="true">
          <draw:text-box>
            <text:p text:style-name="P1">Alocação Dinâmica em C</text:p>
          </draw:text-box>
        </draw:frame>
        <draw:frame presentation:style-name="pr2" draw:text-style-name="P3" draw:layer="layout" svg:width="26cm" svg:height="4.125cm" svg:x="1cm" svg:y="10.875cm" presentation:class="subtitle" presentation:user-transformed="true">
          <draw:text-box>
            <text:p>João Paulo Antunes de Souz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cm" svg:x="1cm" svg:y="0.627cm" presentation:class="title" presentation:user-transformed="true">
          <draw:text-box>
            <text:p>Alocação Estática</text:p>
          </draw:text-box>
        </draw:frame>
        <draw:frame presentation:style-name="pr5" draw:text-style-name="P2" draw:layer="layout" svg:width="26cm" svg:height="10.5cm" svg:x="1cm" svg:y="4.05cm" presentation:class="outline" presentation:user-transformed="true">
          <draw:text-box>
            <text:list text:style-name="L2">
              <text:list-item>
                <text:p>Os tipos de dados tem tamanho predefinido</text:p>
              </text:list-item>
              <text:list-item>
                <text:p>A alocação é feita em tempo de compilação</text:p>
              </text:list-item>
              <text:list-item>
                <text:p>Este tipo de alocação tende a desperdiçar recurs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cm" svg:x="1cm" svg:y="0.627cm" presentation:class="title" presentation:user-transformed="true">
          <draw:text-box>
            <text:p>Alocação Dinâmica</text:p>
          </draw:text-box>
        </draw:frame>
        <draw:frame presentation:style-name="pr5" draw:text-style-name="P2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A alocação de espaço em memória é feita durante a execução do programa</text:p>
              </text:list-item>
              <text:list-item>
                <text:p>Permite alocação de espaço em memória conforme a necessidade</text:p>
              </text:list-item>
              <text:list-item>
                <text:p>Possibilita aumentar ou diminuir a quantidade de memória alocad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cm" svg:x="1cm" svg:y="0.627cm" presentation:class="title" presentation:user-transformed="true">
          <draw:text-box>
            <text:p>Função - sizeof</text:p>
          </draw:text-box>
        </draw:frame>
        <draw:frame presentation:style-name="pr5" draw:text-style-name="P2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Determina o número de bytes para um determinado tipo de dados</text:p>
              </text:list-item>
              <text:list-item>
                <text:p>O número de bytes reservados pode variar de acordo com o compilador utilizado</text:p>
              </text:list-item>
              <text:list-item>
                <text:p>Exemplo:</text:p>
                <text:p>x = sizeof(int); //retorna 4 no gc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2" draw:layer="layout" svg:width="26cm" svg:height="1.997cm" svg:x="1cm" svg:y="0.627cm" presentation:class="title">
          <draw:text-box>
            <text:p>Função - malloc</text:p>
          </draw:text-box>
        </draw:frame>
        <draw:frame presentation:style-name="pr8" draw:text-style-name="P2" draw:layer="layout" svg:width="26cm" svg:height="10.5cm" svg:x="1cm" svg:y="4.125cm" presentation:class="outline">
          <draw:text-box>
            <text:list text:style-name="L2">
              <text:list-header>
                <text:p>void* malloc (size_t size);</text:p>
                <text:p/>
              </text:list-header>
              <text:list-item>
                <text:p>Aloca um espaço de memória e retorna um ponteiro do tipo void para o início do espaço de memória alocado</text:p>
              </text:list-item>
              <text:list-item>
                <text:p>O tipo de dado “void*” é curinga, pois permite que seja feita uma conversão para o tipo de ponteiro desejado</text:p>
                <text:p/>
              </text:list-item>
            </text:list>
          </draw:text-box>
        </draw:frame>
        <draw:line draw:style-name="gr2" draw:text-style-name="P4" draw:layer="DrawnInSlideshow" svg:x1="20.915cm" svg:y1="7.604cm" svg:x2="20.893cm" svg:y2="7.604cm">
          <text:p/>
        </draw:line>
        <draw:polygon draw:style-name="gr2" draw:text-style-name="P4" draw:layer="DrawnInSlideshow" svg:width="0cm" svg:height="0cm" svg:x="20.893cm" svg:y="7.604cm" svg:viewBox="0 0 0 0" draw:points="0,0">
          <text:p/>
        </draw:polygon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2" draw:layer="layout" svg:width="26cm" svg:height="1.997cm" svg:x="1cm" svg:y="0.627cm" presentation:class="title">
          <draw:text-box>
            <text:p>Função - free</text:p>
          </draw:text-box>
        </draw:frame>
        <draw:frame presentation:style-name="pr8" draw:text-style-name="P2" draw:layer="layout" svg:width="26cm" svg:height="10.5cm" svg:x="1cm" svg:y="4.125cm" presentation:class="outline">
          <draw:text-box>
            <text:list text:style-name="L2">
              <text:list-header>
                <text:p>void free (void* ptr);</text:p>
                <text:p/>
              </text:list-header>
              <text:list-item>
                <text:p>Libera o espaço de memória alocado</text:p>
              </text:list-item>
            </text:list>
          </draw:text-box>
        </draw:frame>
        <draw:line draw:style-name="gr2" draw:text-style-name="P4" draw:layer="DrawnInSlideshow" svg:x1="20.645cm" svg:y1="2.031cm" svg:x2="20.6cm" svg:y2="2.031cm">
          <text:p/>
        </draw:line>
        <draw:polygon draw:style-name="gr2" draw:text-style-name="P4" draw:layer="DrawnInSlideshow" svg:width="0cm" svg:height="0cm" svg:x="20.6cm" svg:y="2.031cm" svg:viewBox="0 0 0 0" draw:points="0,0">
          <text:p/>
        </draw:polygon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2" draw:layer="layout" svg:width="26cm" svg:height="1.997cm" svg:x="1cm" svg:y="0.627cm" presentation:class="title">
          <draw:text-box>
            <text:p>Exemplos de alocação dinâmica</text:p>
          </draw:text-box>
        </draw:frame>
        <draw:frame presentation:style-name="pr8" draw:text-style-name="P2" draw:layer="layout" svg:width="26cm" svg:height="10.5cm" svg:x="1cm" svg:y="4.125cm" presentation:class="outline">
          <draw:text-box>
            <text:list text:style-name="L2">
              <text:list-item>
                <text:p>Vetor dinâmico</text:p>
              </text:list-item>
              <text:list-item>
                <text:p>Matriz dinâmic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1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18T09:56:05.720990193</meta:creation-date>
    <meta:editing-duration>PT2H6M55S</meta:editing-duration>
    <meta:editing-cycles>26</meta:editing-cycles>
    <meta:generator>LibreOffice/7.2.0.4$Linux_X86_64 LibreOffice_project/ce769e3009755dcf0082844e386f5dca4c8ecb2f</meta:generator>
    <dc:title>Midnightblue</dc:title>
    <dc:date>2021-09-18T15:23:21.635469209</dc:date>
    <meta:document-statistic meta:object-count="82"/>
  </office:meta>
</office:document-meta>
</file>